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0d3d" officeooo:paragraph-rsid="001b0d3d"/>
    </style:style>
    <style:style style:name="P2" style:family="paragraph" style:parent-style-name="Standard">
      <style:text-properties officeooo:rsid="001b0d3d" officeooo:paragraph-rsid="001c8270"/>
    </style:style>
    <style:style style:name="P3" style:family="paragraph" style:parent-style-name="Standard">
      <style:text-properties officeooo:rsid="001c8270" officeooo:paragraph-rsid="001c8270"/>
    </style:style>
    <style:style style:name="P4" style:family="paragraph" style:parent-style-name="Standard">
      <style:text-properties officeooo:rsid="001d4dcc" officeooo:paragraph-rsid="001d4dcc"/>
    </style:style>
    <style:style style:name="P5" style:family="paragraph" style:parent-style-name="Standard">
      <style:text-properties officeooo:rsid="001ec416" officeooo:paragraph-rsid="001ec416"/>
    </style:style>
    <style:style style:name="P6" style:family="paragraph" style:parent-style-name="Standard">
      <style:text-properties officeooo:rsid="001f0fd9" officeooo:paragraph-rsid="001f0fd9"/>
    </style:style>
    <style:style style:name="P7" style:family="paragraph" style:parent-style-name="Standard">
      <style:text-properties officeooo:rsid="001fe91c" officeooo:paragraph-rsid="001fe91c"/>
    </style:style>
    <style:style style:name="P8" style:family="paragraph" style:parent-style-name="Standard">
      <style:text-properties officeooo:rsid="0020ccf2" officeooo:paragraph-rsid="0020ccf2"/>
    </style:style>
    <style:style style:name="P9" style:family="paragraph" style:parent-style-name="Standard">
      <style:text-properties officeooo:rsid="0021e282" officeooo:paragraph-rsid="0021e282"/>
    </style:style>
    <style:style style:name="P10" style:family="paragraph" style:parent-style-name="Standard">
      <style:text-properties officeooo:rsid="002233e4" officeooo:paragraph-rsid="002233e4"/>
    </style:style>
    <style:style style:name="P11" style:family="paragraph" style:parent-style-name="Standard">
      <style:text-properties officeooo:rsid="00231f4c" officeooo:paragraph-rsid="00231f4c"/>
    </style:style>
    <style:style style:name="P12" style:family="paragraph" style:parent-style-name="Standard">
      <style:text-properties officeooo:rsid="00237bd0" officeooo:paragraph-rsid="00237bd0"/>
    </style:style>
    <style:style style:name="P13" style:family="paragraph" style:parent-style-name="Standard">
      <style:text-properties officeooo:rsid="00237c69" officeooo:paragraph-rsid="00237c69"/>
    </style:style>
    <style:style style:name="P14" style:family="paragraph" style:parent-style-name="Standard">
      <style:text-properties officeooo:rsid="00247f68" officeooo:paragraph-rsid="00247f68"/>
    </style:style>
    <style:style style:name="P15" style:family="paragraph" style:parent-style-name="Standard">
      <style:paragraph-properties fo:break-before="page"/>
      <style:text-properties officeooo:rsid="001f0fd9" officeooo:paragraph-rsid="001f0fd9"/>
    </style:style>
    <style:style style:name="P16" style:family="paragraph" style:parent-style-name="Standard" style:list-style-name="L1">
      <style:text-properties officeooo:rsid="0021e282" officeooo:paragraph-rsid="0021e282"/>
    </style:style>
    <style:style style:name="P17" style:family="paragraph" style:parent-style-name="Standard" style:list-style-name="L1">
      <style:text-properties officeooo:rsid="0021e282" officeooo:paragraph-rsid="0026c8aa"/>
    </style:style>
    <style:style style:name="T1" style:family="text">
      <style:text-properties officeooo:rsid="001d4dcc"/>
    </style:style>
    <style:style style:name="T2" style:family="text">
      <style:text-properties officeooo:rsid="001fe91c"/>
    </style:style>
    <style:style style:name="T3" style:family="text">
      <style:text-properties officeooo:rsid="0020652e"/>
    </style:style>
    <style:style style:name="T4" style:family="text">
      <style:text-properties officeooo:rsid="0021e282"/>
    </style:style>
    <style:style style:name="T5" style:family="text">
      <style:text-properties officeooo:rsid="00231f4c"/>
    </style:style>
    <style:style style:name="T6" style:family="text">
      <style:text-properties officeooo:rsid="00237bd0"/>
    </style:style>
    <style:style style:name="T7" style:family="text">
      <style:text-properties officeooo:rsid="00237c69"/>
    </style:style>
    <style:style style:name="T8" style:family="text">
      <style:text-properties officeooo:rsid="00241dd5"/>
    </style:style>
    <style:style style:name="T9" style:family="text">
      <style:text-properties officeooo:rsid="0025cf21"/>
    </style:style>
    <style:style style:name="T10" style:family="text">
      <style:text-properties officeooo:rsid="0026c8aa"/>
    </style:style>
    <style:style style:name="T11" style:family="text">
      <style:text-properties officeooo:rsid="0029a91c"/>
    </style:style>
    <style:style style:name="T12" style:family="text">
      <style:text-properties officeooo:rsid="002ad8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'interface graphique</text:p>
      <text:p text:style-name="P1"/>
      <text:p text:style-name="P1">Ayant fait le choix de développer l'application grâce au langage Java, nous avons choisi d'utiliser la bibliothèque graphique Swing, avec laquelle nous avons le plus d’expérience.</text:p>
      <text:p text:style-name="P1">Comment se servir de l'application :</text:p>
      <text:p text:style-name="P1"/>
      <text:p text:style-name="P1">Utilisation d'un serveur proxy</text:p>
      <text:p text:style-name="P1">Si, pour une raison quelconque, vous devez utiliser un serveur proxy, alors il faut préciser les paramètres proxy à l'application :</text:p>
      <text:p text:style-name="P1"/>
      <text:p text:style-name="P1">--Insérer image explication proxy</text:p>
      <text:p text:style-name="P1"/>
      <text:p text:style-name="P1">Chercher un tweet :</text:p>
      <text:p text:style-name="P1"/>
      <text:p text:style-name="P1">--Inserer image chercher tweet</text:p>
      <text:p text:style-name="P1"/>
      <text:p text:style-name="P3">Annoter un tweet à la main </text:p>
      <text:p text:style-name="P3"/>
      <text:p text:style-name="P3">Charger une base de données</text:p>
      <text:p text:style-name="P3"/>
      <text:p text:style-name="P3">– insérer screen</text:p>
      <text:p text:style-name="P3"/>
      <text:p text:style-name="P3">charger listes mot-clés</text:p>
      <text:p text:style-name="P3"/>
      <text:p text:style-name="P3">Annoter mot-clés</text:p>
      <text:p text:style-name="P3"/>
      <text:p text:style-name="P3">Ano<text:span text:style-name="T1">ter KNN</text:span></text:p>
      <text:p text:style-name="P3"/>
      <text:p text:style-name="P4">Annoter Bayes</text:p>
      <text:p text:style-name="P4"/>
      <text:p text:style-name="P5">Annoter une liste de tweet suite à une recherche</text:p>
      <text:p text:style-name="P5"/>
      <text:p text:style-name="P6">Camabert graphique</text:p>
      <text:p text:style-name="P15">La méthode de classification bayésienne</text:p>
      <text:p text:style-name="P6"/>
      <text:p text:style-name="P6">La méthode de classification bayésienne est une méthode de classification <text:span text:style-name="T9">p</text:span>robabiliste. Dans le cas de notre application, elle servira <text:span text:style-name="T2">à déterminer la probabilité qu'un tweet appartienne à l'une des classes établies précédemment, c'est-à-dire : mauvais, neutre ou bon.</text:span></text:p>
      <text:p text:style-name="P7">Afin de pouvoir évaluer un tweet, il faut d'abord calculer P(c) : <text:span text:style-name="T10">l</text:span>a probabilité d'appartenance à une classe (P(M), P(N), P(B)).<text:line-break/>Un tweet étant un ensemble de mots, il a fallu <text:span text:style-name="T3">déterminer l'appartenance d'un mot à une classe. Pour cela il a été nécessaire de répertorier la classe de chaque mot de chaque tweet se trouvant dans la base de données pour chaque classe.</text:span></text:p>
      <text:p text:style-name="P8">Ensuite avec une formule mathématique, on calcule la probabilité que le tweet appartien<text:span text:style-name="T10">ne</text:span> à la classe <text:span text:style-name="T10">m</text:span>auvais, neutre ou bon.</text:p>
      <text:p text:style-name="P8"/>
      <text:p text:style-name="P8">La classification bayésienne possédant des variantes, nous en avons implémenté<text:span text:style-name="T4"> quelques-unes :</text:span></text:p>
      <text:list xml:id="list4019515590217482753" text:style-name="L1">
        <text:list-item>
          <text:p text:style-name="P16">La méthode par présence <text:span text:style-name="T10">ou fréquence</text:span> en <text:span text:style-name="T10">se</text:span> servant de tous les mots et par unigramme.</text:p>
        </text:list-item>
        <text:list-item>
          <text:p text:style-name="P17">La méthode par présence <text:span text:style-name="T10">ou fréquence</text:span> en servant de tous les mots et par bigramme.</text:p>
        </text:list-item>
        <text:list-item>
          <text:p text:style-name="P17">La méthode par présence <text:span text:style-name="T10">ou fréquence </text:span>en enlevant tous les mots de moins de trois lettres (à, de...) et par unigramme.</text:p>
        </text:list-item>
        <text:list-item>
          <text:p text:style-name="P17">La méthode par présence <text:span text:style-name="T10">ou fréquence </text:span>en enlevant tous les mots de moins de trois lettres (à, de...) et par bigramme.</text:p>
        </text:list-item>
      </text:list>
      <text:p text:style-name="P9"/>
      <text:p text:style-name="P9"/>
      <text:p text:style-name="P9">Que sont les unigrammes et les bigrammes ?</text:p>
      <text:p text:style-name="P10"/>
      <text:p text:style-name="P10">Les unigrammes et les bigrammes sont en réalité des ensembles de mots, un unigramme est donc un ensemble composé d'un seul et unique <text:span text:style-name="T5">mot. Un bigramme est un ensemble composé de deux mots, Ainsi « Chef-d'œuvre » peut être considéré comme un bigramme.</text:span></text:p>
      <text:p text:style-name="P10"/>
      <text:p text:style-name="P11">Le fait d'enlever les mots de moins de trois lettres, comme les prépositions, permet d'avoir des probabilité<text:span text:style-name="T11">s</text:span> plus fines : En effet, les probabilités étant calculées en fonction de la probabilité d'appartenance à une classe pour chaque mot, et qu'il est difficile d'attribuer une classe à un mot comme une préposition, le <text:span text:style-name="T6">résultat</text:span> peut être faussé.</text:p>
      <text:p text:style-name="P11"/>
      <text:p text:style-name="P12">Concernant <text:span text:style-name="T7">la variante « fréquence » de la classification bayésienne, la différence réside dans le fait que la probabilité qu'un mot appartienne à une classe particulière est multiplié par le nombre de fois où le mot apparaît dans le tweet.</text:span></text:p>
      <text:p text:style-name="P12"/>
      <text:p text:style-name="P13">Observations :</text:p>
      <text:p text:style-name="P13">La méthode de classification bayésienne est en général une bonne méthode d'annotation et elle ne dépend que d'un seul paramètre : la base de données de Tweet (dans notre cas), contrairement à KNN qui dépend de K et de la base de données ou de la méthode par mot-clés qui ne dépend pas de la base, mais de deux listes de mots arbitraires.<text:line-break/>Cependant, au cours de nos tests, nous avons pu constater quelques faiblesses pour cette <text:span text:style-name="T8">méthode</text:span> :</text:p>
      <text:p text:style-name="P13"/>
      <text:p text:style-name="P13">- <text:span text:style-name="T8">Voici le graphique représentant la répartition des tweets d'une base de données comportant 1237 tweets :</text:span></text:p>
      <text:p text:style-name="P13"/>
      <text:p text:style-name="P14">Insérer image qu'il faut</text:p>
      <text:p text:style-name="P14"/>
      <text:p text:style-name="P14">Comme on peut le voir, cette base n'est pas équilibré<text:span text:style-name="T11">e,</text:span> puisqu'elle comporte trop de tweets « <text:span text:style-name="T12">b</text:span>on ». Ainsi voici le résultat, lorsque l'on cherche avec le mot-clé « mort » :</text:p>
      <text:p text:style-name="P14"/>
      <text:p text:style-name="P14"><text:soft-page-break/>Insérer image qu'il faut</text:p>
      <text:p text:style-name="P14"/>
      <text:p text:style-name="P14">On pourrait très bien penser que le mot « mort » n'a pas forcément une connotation négative, prenons l'expression « Mort de rire ». Toutefois, le fait que algorithme retourne 100 % de bon est clairement un problème.<text:line-break/>Cela s'explique par le fait que la proportion de tweets Bon dans la base est trop grande, ainsi la probabilité qu'un mot soit « Bon » est affecté proportionnellemen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 Quentin</meta:initial-creator>
    <meta:creation-date>2015-12-08T13:45:26.193247279</meta:creation-date>
    <dc:date>2015-12-12T15:28:16.056672646</dc:date>
    <meta:editing-duration>PT34M56S</meta:editing-duration>
    <meta:editing-cycles>12</meta:editing-cycles>
    <meta:generator>LibreOffice/5.0.3.2$Linux_X86_64 LibreOffice_project/00m0$Build-2</meta:generator>
    <meta:document-statistic meta:table-count="0" meta:image-count="0" meta:object-count="0" meta:page-count="3" meta:paragraph-count="37" meta:word-count="674" meta:character-count="4009" meta:non-whitespace-character-count="3376"/>
  </office:meta>
</office:document-meta>
</file>